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9BF699FE87.jpg" manifest:media-type="image/jpeg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3567*"/>
    </style:style>
    <style:style style:name="Таблица3.B" style:family="table-column">
      <style:table-column-properties style:column-width="10.209cm" style:rel-column-width="5788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755*"/>
    </style:style>
    <style:style style:name="Таблица2.B" style:family="table-column">
      <style:table-column-properties style:column-width="13.407cm" style:rel-column-width="7605*"/>
    </style:style>
    <style:style style:name="Таблица2.A1" style:family="table-cell">
      <style:table-cell-properties fo:padding="0.049cm" fo:border="none" style:writing-mode="page"/>
    </style:style>
    <style:style style:name="Таблица2.5" style:family="table-row">
      <style:table-row-properties style:min-row-height="0.914cm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2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3" style:family="paragraph" style:parent-style-name="Heading_20_3" style:list-style-name=""/>
    <style:style style:name="P24" style:family="paragraph" style:parent-style-name="Heading_20_1">
      <style:paragraph-properties fo:break-before="page"/>
      <style:text-properties officeooo:rsid="000a8309" officeooo:paragraph-rsid="000a8309"/>
    </style:style>
    <style:style style:name="P25" style:family="paragraph" style:parent-style-name="Основной_20_текст_20_терминов">
      <style:text-properties officeooo:rsid="000dd2f4" officeooo:paragraph-rsid="000dd2f4"/>
    </style:style>
    <style:style style:name="P26" style:family="paragraph" style:parent-style-name="Основной_20_текст_20_терминов">
      <style:text-properties officeooo:paragraph-rsid="000dd2f4"/>
    </style:style>
    <style:style style:name="P27" style:family="paragraph" style:parent-style-name="Основной">
      <style:text-properties officeooo:paragraph-rsid="000dd2f4"/>
    </style:style>
    <style:style style:name="P28" style:family="paragraph" style:parent-style-name="Text_20_body">
      <style:text-properties officeooo:paragraph-rsid="000dd2f4"/>
    </style:style>
    <style:style style:name="P29" style:family="paragraph" style:parent-style-name="Text_20_body">
      <style:text-properties officeooo:paragraph-rsid="000a8309"/>
    </style:style>
    <style:style style:name="P30" style:family="paragraph" style:parent-style-name="Heading_20_2">
      <style:text-properties officeooo:rsid="000a8309" officeooo:paragraph-rsid="000a8309"/>
    </style:style>
    <style:style style:name="P31" style:family="paragraph" style:parent-style-name="Text_20_body">
      <style:text-properties officeooo:rsid="000a8309" officeooo:paragraph-rsid="000dd2f4"/>
    </style:style>
    <style:style style:name="P32" style:family="paragraph" style:parent-style-name="Text_20_body">
      <style:text-properties officeooo:rsid="000a8309" officeooo:paragraph-rsid="000c2efa"/>
    </style:style>
    <style:style style:name="P33" style:family="paragraph" style:parent-style-name="Text_20_body">
      <style:text-properties officeooo:rsid="000a8309" officeooo:paragraph-rsid="000a8309"/>
    </style:style>
    <style:style style:name="P34" style:family="paragraph" style:parent-style-name="Heading_20_3">
      <style:text-properties officeooo:rsid="000a8309" officeooo:paragraph-rsid="000a8309"/>
    </style:style>
    <style:style style:name="P35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147f1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2351_687803100" text:style-name="Index_20_Link" text:visited-style-name="Index_20_Link">1.1 Продолжение основной части<text:tab/>7</text:a></text:p>
          <text:p text:style-name="P20"><text:a xlink:type="simple" xlink:href="#__RefHeading___Toc2353_687803100" text:style-name="Index_20_Link" text:visited-style-name="Index_20_Link">1.1.2 Подзаголовок основной части<text:tab/>7</text:a></text:p>
          <text:p text:style-name="P19"><text:a xlink:type="simple" xlink:href="#__RefHeading___Toc2355_687803100" text:style-name="Index_20_Link" text:visited-style-name="Index_20_Link">2 ВТОРАЯ ЧАСТЬ<text:tab/>8</text:a></text:p>
          <text:p text:style-name="P20"><text:a xlink:type="simple" xlink:href="#__RefHeading___Toc2357_687803100" text:style-name="Index_20_Link" text:visited-style-name="Index_20_Link">2.1 Продолжение второй части<text:tab/>8</text:a></text:p>
          <text:p text:style-name="P20"><text:a xlink:type="simple" xlink:href="#__RefHeading___Toc2359_687803100" text:style-name="Index_20_Link" text:visited-style-name="Index_20_Link">2.1.2 Подзаголовок второй части<text:tab/>8</text:a></text:p>
          <text:p text:style-name="P20"><text:a xlink:type="simple" xlink:href="#__RefHeading___Toc2361_687803100" text:style-name="Index_20_Link" text:visited-style-name="Index_20_Link">2.2 Опять вторая часть<text:tab/>8</text:a></text:p>
          <text:p text:style-name="P21"><text:a xlink:type="simple" xlink:href="#__RefHeading___Toc2363_687803100" text:style-name="Index_20_Link" text:visited-style-name="Index_20_Link">2.2.1 Опять вторая первая часть<text:tab/>8</text:a></text:p>
          <text:p text:style-name="P21"><text:a xlink:type="simple" xlink:href="#__RefHeading___Toc2365_687803100" text:style-name="Index_20_Link" text:visited-style-name="Index_20_Link">2.2.2 Опять вторая третья часть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2"/>
      <text:h text:style-name="P23" text:outline-level="3"/>
      <text:h text:style-name="P24" text:outline-level="1"><text:bookmark-start text:name="__RefHeading___Toc7913_687803100"/>ТЕРМИНЫ И ОПРЕДЕЛЕНИЯ<text:bookmark-end text:name="__RefHeading___Toc7913_687803100"/></text:h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<text:span text:style-name="_21__21__21_Обычный_20_Знак"/></text:p>
          </table:table-cell>
        </table:table-row>
      </table:table>
      <text:p text:style-name="P27"/>
      <text:h text:style-name="P24" text:outline-level="1"><text:bookmark-start text:name="__RefHeading___Toc7915_687803100"/>ПЕРЕЧЕНЬ СОКРАЩЕНИЙ И ОБОЗНАЧЕНИЙ<text:bookmark-end text:name="__RefHeading___Toc7915_687803100"/></text:h>
      <text:p text:style-name="P28">В настоящем отчете применяются следующие <text:span text:style-name="T10">сокращения и обозначения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 table:style-name="Таблица2.5"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7"/>
      <text:h text:style-name="P24" text:outline-level="1"><text:bookmark-start text:name="__RefHeading___Toc2347_687803100"/>ВВЕДЕНИЕ<text:bookmark-end text:name="__RefHeading___Toc2347_687803100"/></text:h>
      <text:p text:style-name="P29"/>
      <text:p text:style-name="P29"/>
      <text:p text:style-name="P29"/>
      <text:h text:style-name="P24" text:outline-level="1"><text:bookmark-start text:name="__RefHeading___Toc2349_687803100"/>1 ОСНОВНАЯ ЧАСТЬ<text:bookmark-end text:name="__RefHeading___Toc2349_687803100"/></text:h>
      <text:h text:style-name="P30" text:outline-level="2"><text:bookmark-start text:name="__RefHeading___Toc2351_687803100"/>1.1 Продолжение основной части<text:bookmark-end text:name="__RefHeading___Toc2351_687803100"/></text:h>
      <text:p text:style-name="P31">Обычный текст. <text:span text:style-name="T10">Пример с абзацем Пример с абзацем Пример с абзацем Пример с абзацем Пример с абзацем Пример с абзацем Пример с абзацем Пример с абзацем </text:span></text:p>
      <text:h text:style-name="P30" text:outline-level="2"><text:bookmark-start text:name="__RefHeading___Toc2353_687803100"/>1.1.2 Подзаголовок основной части<text:bookmark-end text:name="__RefHeading___Toc2353_687803100"/></text:h>
      <text:p text:style-name="P32">Обычный текст</text:p>
      <text:p text:style-name="P32"><draw:frame draw:style-name="fr2" draw:name="Врезка1" text:anchor-type="char" svg:width="9.955cm" draw:z-index="2"><draw:text-box fo:min-height="6.639cm"><text:p text:style-name="Drawing"><draw:frame draw:style-name="fr3" draw:name="Изображение1" text:anchor-type="paragraph" svg:width="9.955cm" style:rel-width="100%" svg:height="6.639cm" style:rel-height="scale" draw:z-index="3"><draw:image xlink:href="Pictures/10000000000003E80000029BF699FE87.jpg" xlink:type="simple" xlink:show="embed" xlink:actuate="onLoad" draw:mime-type="image/jpeg"/></draw:frame>Рисунок <text:sequence text:ref-name="refDrawing0" text:name="Drawing" text:formula="ooow:Drawing+1" style:num-format="1">1</text:sequence><text:s/>- <text:span text:style-name="T11">Название рисунка в несколько строк однострочным интервалом</text:span></text:p></draw:text-box></draw:frame></text:p>
      <text:h text:style-name="P24" text:outline-level="1"><text:bookmark-start text:name="__RefHeading___Toc2355_687803100"/>2 ВТОРАЯ ЧАСТЬ<text:bookmark-end text:name="__RefHeading___Toc2355_687803100"/></text:h>
      <text:h text:style-name="P30" text:outline-level="2"><text:bookmark-start text:name="__RefHeading___Toc2357_687803100"/>2.1 Продолжение второй части<text:bookmark-end text:name="__RefHeading___Toc2357_687803100"/></text:h>
      <text:p text:style-name="P33">Обычный текст</text:p>
      <text:h text:style-name="P30" text:outline-level="2"><text:bookmark-start text:name="__RefHeading___Toc2359_687803100"/>2.1.2 Подзаголовок второй части<text:bookmark-end text:name="__RefHeading___Toc2359_687803100"/></text:h>
      <text:p text:style-name="P33">Обычный текст</text:p>
      <text:h text:style-name="P30" text:outline-level="2"><text:bookmark-start text:name="__RefHeading___Toc2361_687803100"/>2.2 Опять вторая часть<text:bookmark-end text:name="__RefHeading___Toc2361_687803100"/></text:h>
      <text:p text:style-name="P33">Обычный текст</text:p>
      <text:h text:style-name="P34" text:outline-level="3"><text:bookmark-start text:name="__RefHeading___Toc2363_687803100"/>2.2.1 Опять вторая первая часть<text:bookmark-end text:name="__RefHeading___Toc2363_687803100"/></text:h>
      <text:p text:style-name="P33">Обычный текст</text:p>
      <text:h text:style-name="P34" text:outline-level="3"><text:bookmark-start text:name="__RefHeading___Toc2365_687803100"/>2.2.2 Опять вторая третья часть<text:bookmark-end text:name="__RefHeading___Toc2365_687803100"/></text:h>
      <text:p text:style-name="P33">Обычный текст</text:p>
      <text:p text:style-name="P5"/>
      <text:h text:style-name="P24" text:outline-level="1"><text:bookmark-start text:name="__RefHeading___Toc7917_687803100"/>ЗАКЛЮЧЕНИЕ<text:bookmark-end text:name="__RefHeading___Toc7917_687803100"/></text:h>
      <text:h text:style-name="P24" text:outline-level="1"><text:bookmark-start text:name="__RefHeading___Toc7919_687803100"/>СПИСОК ИСПОЛЬЗОВАННЫХ ИСТОЧНИКОВ<text:bookmark-end text:name="__RefHeading___Toc7919_687803100"/></text:h>
      <text:h text:style-name="P24" text:outline-level="1"><text:bookmark-start text:name="__RefHeading___Toc7921_687803100"/>ПРИЛОЖЕНИЕ А<text:bookmark-end text:name="__RefHeading___Toc7921_687803100"/></text:h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cm" style:contextual-spacing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1-12T20:21:15.149709248</dc:date>
    <meta:editing-duration>PT36M32S</meta:editing-duration>
    <meta:editing-cycles>15</meta:editing-cycles>
    <meta:generator>LibreOffice/24.8.3.1$Linux_X86_64 LibreOffice_project/480$Build-1</meta:generator>
    <meta:document-statistic meta:table-count="3" meta:image-count="2" meta:object-count="0" meta:page-count="11" meta:paragraph-count="95" meta:word-count="450" meta:character-count="3880" meta:non-whitespace-character-count="3394"/>
  </office:meta>
</office:document-meta>
</file>